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Rounded MT Bold" svg:font-family="Arial Rounded MT Bold" style:font-family-generic="swiss" style:font-pitch="variable" svg:panose-1="2 15 7 4 3 5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  <style:text-properties style:font-name="Arial Rounded MT Bold" style:use-window-font-color="true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Heading2" style:family="paragraph">
      <style:text-properties style:font-name="Arial Rounded MT Bold" style:use-window-font-color="true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Heading3" style:family="paragraph">
      <style:text-properties style:font-name="Arial Rounded MT Bold" style:use-window-font-color="true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list-style-name="LFO12" style:family="paragraph"/>
    <style:style style:name="P6" style:parent-style-name="Normal" style:list-style-name="LFO12" style:family="paragraph"/>
    <style:style style:name="P7" style:parent-style-name="Normal" style:list-style-name="LFO12" style:family="paragraph"/>
    <style:style style:name="P8" style:parent-style-name="Normal" style:list-style-name="LFO12" style:family="paragraph"/>
    <style:style style:name="P9" style:parent-style-name="Normal" style:list-style-name="LFO12" style:family="paragraph"/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list-style-name="LFO13" style:family="paragraph"/>
    <style:style style:name="P13" style:parent-style-name="Normal" style:list-style-name="LFO13" style:family="paragraph"/>
    <style:style style:name="P14" style:parent-style-name="Normal" style:list-style-name="LFO13" style:family="paragraph"/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list-style-name="LFO14" style:family="paragraph"/>
    <style:style style:name="P17" style:parent-style-name="Normal" style:list-style-name="LFO14" style:family="paragraph"/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list-style-name="LFO24" style:family="paragraph"/>
    <style:style style:name="P25" style:parent-style-name="Normal" style:list-style-name="LFO24" style:family="paragraph"/>
    <style:style style:name="P26" style:parent-style-name="Normal" style:list-style-name="LFO24" style:family="paragraph"/>
    <style:style style:name="P27" style:parent-style-name="Normal" style:list-style-name="LFO24" style:family="paragraph"/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list-style-name="LFO16" style:family="paragraph"/>
    <style:style style:name="P33" style:parent-style-name="Normal" style:list-style-name="LFO16" style:family="paragraph"/>
    <style:style style:name="P34" style:parent-style-name="Normal" style:list-style-name="LFO16" style:family="paragraph"/>
    <style:style style:name="P35" style:parent-style-name="Normal" style:list-style-name="LFO16" style:family="paragraph"/>
    <style:style style:name="P36" style:parent-style-name="Normal" style:list-style-name="LFO16" style:family="paragraph"/>
    <style:style style:name="P37" style:parent-style-name="Normal" style:list-style-name="LFO16" style:family="paragraph"/>
    <style:style style:name="P38" style:parent-style-name="Normal" style:list-style-name="LFO16" style:family="paragraph"/>
    <style:style style:name="P39" style:parent-style-name="Normal" style:family="paragraph">
      <style:text-properties fo:font-weight="bold" style:font-weight-asian="bold" style:font-weight-complex="bold"/>
    </style:style>
    <style:style style:name="P40" style:parent-style-name="Normal" style:list-style-name="LFO22" style:family="paragraph"/>
    <style:style style:name="P41" style:parent-style-name="Normal" style:list-style-name="LFO22" style:family="paragraph"/>
    <style:style style:name="P42" style:parent-style-name="Normal" style:list-style-name="LFO22" style:family="paragraph"/>
    <style:style style:name="P43" style:parent-style-name="Normal" style:list-style-name="LFO22" style:family="paragraph"/>
    <style:style style:name="P44" style:parent-style-name="Normal" style:list-style-name="LFO22" style:family="paragraph"/>
    <style:style style:name="P45" style:parent-style-name="Normal" style:family="paragraph">
      <style:paragraph-properties fo:margin-left="0.5in">
        <style:tab-stops/>
      </style:paragraph-properties>
    </style:style>
    <style:style style:name="P46" style:parent-style-name="Normal" style:family="paragraph">
      <style:paragraph-properties fo:margin-left="0.5in">
        <style:tab-stops/>
      </style:paragraph-properties>
    </style:style>
    <style:style style:name="P47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48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49" style:parent-style-name="Normal" style:list-style-name="LFO20" style:family="paragraph"/>
    <style:style style:name="P50" style:parent-style-name="Normal" style:list-style-name="LFO20" style:family="paragraph"/>
    <style:style style:name="P51" style:parent-style-name="Normal" style:list-style-name="LFO20" style:family="paragraph"/>
    <style:style style:name="P52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53" style:parent-style-name="Normal" style:list-style-name="LFO21" style:family="paragraph"/>
    <style:style style:name="P54" style:parent-style-name="Normal" style:list-style-name="LFO21" style:family="paragraph"/>
    <style:style style:name="P55" style:parent-style-name="Normal" style:list-style-name="LFO21" style:family="paragraph"/>
    <style:style style:name="P56" style:parent-style-name="Normal" style:list-style-name="LFO21" style:family="paragraph"/>
    <style:style style:name="T57" style:parent-style-name="DefaultParagraphFont" style:family="text">
      <style:text-properties fo:font-weight="bold" style:font-weight-asian="bold" style:font-weight-complex="bold"/>
    </style:style>
    <style:style style:name="P58" style:parent-style-name="Normal" style:family="paragraph">
      <style:text-properties fo:font-weight="bold" style:font-weight-asian="bold" style:font-weight-complex="bold"/>
    </style:style>
    <style:style style:name="P59" style:parent-style-name="Normal" style:family="paragraph">
      <style:text-properties fo:font-weight="bold" style:font-weight-asian="bold" style:font-weight-complex="bold"/>
    </style:style>
    <style:style style:name="P60" style:parent-style-name="Normal" style:family="paragraph">
      <style:text-properties fo:font-weight="bold" style:font-weight-asian="bold" style:font-weight-complex="bold"/>
    </style:style>
    <style:style style:name="T61" style:parent-style-name="DefaultParagraphFont" style:family="text">
      <style:text-properties fo:font-style="italic" style:font-style-asian="italic" style:font-style-complex="italic"/>
    </style:style>
    <style:style style:name="T62" style:parent-style-name="DefaultParagraphFont" style:family="text">
      <style:text-properties fo:font-style="italic" style:font-style-asian="italic" style:font-style-complex="italic"/>
    </style:style>
  </office:automatic-styles>
  <office:body>
    <office:text text:use-soft-page-breaks="true">
      <text:h text:style-name="P1" text:outline-level="1">2550 Reset Coursework – Library Management System Report<text:s/></text:h>
      <text:h text:style-name="P2" text:outline-level="2">Imaan Mohamed<text:s/></text:h>
      <text:h text:style-name="P3" text:outline-level="3">Student Number: M00983697</text:h>
      <text:p text:style-name="Normal"/>
      <text:p text:style-name="P4">1. Introduction</text:p>
      <text:p text:style-name="Normal">This project is a Library Management System implemented as a C# .NET Console Application. It enables a small library to move from paper-based records to a digital system that manages library resources efficiently.<text:line-break/>The system allows users to:</text:p>
      <text:list text:style-name="LFO12" text:continue-numbering="true">
        <text:list-item>
          <text:p text:style-name="P5">Add<text:s/>and view library items</text:p>
        </text:list-item>
        <text:list-item>
          <text:p text:style-name="P6">Borrow and return resources, tracking availability and due dates</text:p>
        </text:list-item>
        <text:list-item>
          <text:p text:style-name="P7">Search for resources by title or author</text:p>
        </text:list-item>
        <text:list-item>
          <text:p text:style-name="P8">Generate overdue reports and list resources by category</text:p>
        </text:list-item>
        <text:list-item>
          <text:p text:style-name="P9">Store all data persistently in a SQL Server database using Entity Framework Core</text:p>
        </text:list-item>
      </text:list>
      <text:p text:style-name="Normal"/>
      <text:p text:style-name="P10">2. System Design</text:p>
      <text:p text:style-name="P11">2.1 Structure</text:p>
      <text:p text:style-name="Normal">The system consists of three main parts:</text:p>
      <text:list text:style-name="LFO13" text:continue-numbering="true">
        <text:list-item>
          <text:p text:style-name="P12">A SQL Server database to persist data using Entity Framework Core</text:p>
        </text:list-item>
        <text:list-item>
          <text:p text:style-name="P13">A Resource class representing each library item</text:p>
        </text:list-item>
        <text:list-item>
          <text:p text:style-name="P14">A console menu interface for user interaction</text:p>
        </text:list-item>
      </text:list>
      <text:p text:style-name="P15">2.2 Classes</text:p>
      <text:list text:style-name="LFO14" text:continue-numbering="true">
        <text:list-item>
          <text:p text:style-name="P16">Resource: Stores properties of each item such as ID, title, author, publication year, category, availability status, and due date.</text:p>
        </text:list-item>
        <text:list-item>
          <text:p text:style-name="P17">LibraryContext: Handles database connectivity and mapping to the Resources table via Entity Framework Core.</text:p>
        </text:list-item>
      </text:list>
      <text:p text:style-name="P18"/>
      <text:p text:style-name="P19"/>
      <text:p text:style-name="P20"/>
      <text:soft-page-break/>
      <text:p text:style-name="P21">3. Data Structures and Algorithms</text:p>
      <text:p text:style-name="P22">3.1 Data Storage</text:p>
      <text:p text:style-name="Normal">The system uses Entity Framework Core to manage data in a SQL Server database. This allows the program to save and retrieve library items efficiently by connecting C# objects with database tables.</text:p>
      <text:p text:style-name="P23">3.2 How the System Works</text:p>
      <text:list text:style-name="LFO24" text:continue-numbering="true">
        <text:list-item>
          <text:p text:style-name="P24">Adding a Resource: When you add a new item, the system quickly saves it directly to the database, and this process is fast regardless of how many items are stored.</text:p>
        </text:list-item>
        <text:list-item>
          <text:p text:style-name="P25">Searching: To find an item by title or author, the system looks through all the stored items one by one, so it takes longer if there are more items.</text:p>
        </text:list-item>
        <text:list-item>
          <text:p text:style-name="P26">Borrowing and Returning: The system finds an item by its unique ID very quickly and updates its status and due date.</text:p>
        </text:list-item>
        <text:list-item>
          <text:p text:style-name="P27">Reports: Overdue items and category lists are created by filtering the stored data. Thanks to the database’s design, these reports are generated quickly even with many items.</text:p>
        </text:list-item>
      </text:list>
      <text:p text:style-name="P28"/>
      <text:p text:style-name="P29"/>
      <text:p text:style-name="P30">4. Features</text:p>
      <text:p text:style-name="P31">The system supports the following functions:</text:p>
      <text:list text:style-name="LFO16" text:continue-numbering="true">
        <text:list-item>
          <text:p text:style-name="P32">Add new library items with relevant details</text:p>
        </text:list-item>
        <text:list-item>
          <text:p text:style-name="P33">View all resources stored in the library</text:p>
        </text:list-item>
        <text:list-item>
          <text:p text:style-name="P34">Search items by title or author keyword</text:p>
        </text:list-item>
        <text:list-item>
          <text:p text:style-name="P35">Borrow items (mark as unavailable and set due date)</text:p>
        </text:list-item>
        <text:list-item>
          <text:p text:style-name="P36">Return items (mark as available and clear due date)</text:p>
        </text:list-item>
        <text:list-item>
          <text:p text:style-name="P37">Display overdue items based on current date</text:p>
        </text:list-item>
        <text:list-item>
          <text:p text:style-name="P38">List all resources grouped by category</text:p>
        </text:list-item>
      </text:list>
      <text:p text:style-name="Normal"/>
      <text:p text:style-name="Normal"/>
      <text:p text:style-name="P39">5. Testing</text:p>
      <text:p text:style-name="Normal">I tested the system by trying out the main tasks:</text:p>
      <text:soft-page-break/>
      <text:list text:style-name="LFO22" text:continue-numbering="true">
        <text:list-item>
          <text:p text:style-name="P40">Added a book and checked it was saved.</text:p>
        </text:list-item>
        <text:list-item>
          <text:p text:style-name="P41">Searched for a book by title and found it.</text:p>
        </text:list-item>
        <text:list-item>
          <text:p text:style-name="P42">Borrowed a book using its ID and confirmed it was marked as borrowed.</text:p>
        </text:list-item>
        <text:list-item>
          <text:p text:style-name="P43">Returned a borrowed book and confirmed it was marked as available.</text:p>
        </text:list-item>
        <text:list-item>
          <text:p text:style-name="P44">Checked for overdue books and the system showed the correct list.</text:p>
        </text:list-item>
      </text:list>
      <text:p text:style-name="Normal">All these worked well, and the system handled wrong inputs without crashing.</text:p>
      <text:p text:style-name="P45"/>
      <text:p text:style-name="P46"/>
      <text:p text:style-name="P47">6. Conclusion</text:p>
      <text:p text:style-name="Normal">This Library Management System helps a small library manage resources<text:s/>digitally. It allows adding, borrowing, returning, and searching for items easily. The system saves all data in a SQL database and meets the project’s main requirements.</text:p>
      <text:p text:style-name="P48">Limitations:</text:p>
      <text:list text:style-name="LFO20" text:continue-numbering="true">
        <text:list-item>
          <text:p text:style-name="P49">The program uses a simple console interface.</text:p>
        </text:list-item>
        <text:list-item>
          <text:p text:style-name="P50">Performance might degrade<text:s/>with a very large number of items.</text:p>
        </text:list-item>
        <text:list-item>
          <text:p text:style-name="P51">There is no user login or role system.</text:p>
        </text:list-item>
      </text:list>
      <text:p text:style-name="P52">Future Work:</text:p>
      <text:list text:style-name="LFO21" text:continue-numbering="true">
        <text:list-item>
          <text:p text:style-name="P53">Add a graphical interface for easier use.</text:p>
        </text:list-item>
        <text:list-item>
          <text:p text:style-name="P54">Include user accounts and permissions.</text:p>
        </text:list-item>
        <text:list-item>
          <text:p text:style-name="P55">Improve search speed with better data structures.</text:p>
        </text:list-item>
        <text:list-item>
          <text:p text:style-name="P56">Add the ability to export reports to files<text:span text:style-name="T57">.</text:span></text:p>
        </text:list-item>
      </text:list>
      <text:p text:style-name="P58"/>
      <text:p text:style-name="P59"/>
      <text:p text:style-name="P60">7. References</text:p>
      <text:p text:style-name="Normal">Microsoft. (2025)<text:s/><text:span text:style-name="T61">Entity Framework Core Documentation</text:span>. Available at:<text:s/><text:a xlink:href="https://learn.microsoft.com/en-us/ef/core/" office:target-frame-name="_new" xlink:show="replace"><text:span text:style-name="Hyperlink">https://learn.microsoft.com/en-u</text:span><text:bookmark-start text:name="_Hlt202227173"/><text:bookmark-start text:name="_Hlt202227174"/><text:span text:style-name="Hyperlink">s</text:span><text:bookmark-end text:name="_Hlt202227173"/><text:bookmark-end text:name="_Hlt202227174"/><text:span text:style-name="Hyperlink">/ef/core/</text:span></text:a><text:s/></text:p>
      <text:p text:style-name="Normal">Microsoft. (2025)<text:s/><text:span text:style-name="T62">C# Programming Guide</text:span>. Available at:<text:s/><text:a xlink:href="https://learn.microsoft.com/en-us/dotnet/csharp/programming-guide/" office:target-frame-name="_new" xlink:show="replace"><text:span text:style-name="Hyperlink">https://learn.microsoft.com/en-us/dotnet/csharp/programming-gu</text:span><text:bookmark-start text:name="_Hlt202227181"/><text:bookmark-start text:name="_Hlt202227182"/><text:span text:style-name="Hyperlink">i</text:span><text:bookmark-end text:name="_Hlt202227181"/><text:bookmark-end text:name="_Hlt202227182"/><text:span text:style-name="Hyperlink">de/</text:span></text:a><text:s/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Rounded MT Bold" svg:font-family="Arial Rounded MT Bold" style:font-family-generic="swiss" style:font-pitch="variable" svg:panose-1="2 15 7 4 3 5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GB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FollowedHyperlink" style:display-name="FollowedHyperlink" style:family="text" style:parent-style-name="DefaultParagraphFont">
      <style:text-properties fo:color="#96607D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Imaan m</meta:initial-creator>
    <dc:creator>Imaan m</dc:creator>
    <meta:creation-date>2025-07-01T00:53:00Z</meta:creation-date>
    <dc:date>2025-07-01T00:53:00Z</dc:date>
    <meta:template xlink:href="Normal" xlink:type="simple"/>
    <meta:editing-cycles>2</meta:editing-cycles>
    <meta:editing-duration>PT0S</meta:editing-duration>
    <meta:document-statistic meta:page-count="4" meta:paragraph-count="7" meta:word-count="567" meta:character-count="3796" meta:row-count="26" meta:non-whitespace-character-count="3236"/>
  </office:meta>
</office:document-meta>
</file>